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baf83" officeooo:paragraph-rsid="001baf83" style:font-size-asian="20pt" style:font-size-complex="20pt"/>
    </style:style>
    <style:style style:name="P2" style:family="paragraph" style:parent-style-name="Standard">
      <style:text-properties fo:font-size="20pt" officeooo:rsid="001c7106" officeooo:paragraph-rsid="001c7106"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nium</text:p>
      <text:p text:style-name="P1"><text:tab/>selenium 是一个用于Weby应用程序测试的工具．selenium测试直接运行在浏览器中，就像真正的用户在操作一样．支持的浏览器包括IE(7,8,9,10,11),Mozilla Firefox,Safari,Google Chrome, Opera等．这个工具的主要功能包括：测试与浏览器的兼容性－－测试你的应用程序看是否能够很好得工作在不同浏览器和操作系统之上．测试系统功能---创建回归测试检验软件功能和需求．</text:p>
      <text:p text:style-name="P1">支持自动录制动作和自动生成．Net,Java,Perl等不同语言的测试脚本．</text:p>
      <text:p text:style-name="P1">selenium用于爬虫，主要是用来解决javascript渲染的问题</text:p>
      <text:p text:style-name="P1">selenium的安装详见博客：<text:a xlink:type="simple" xlink:href="http://blog.csdn.net/qq_29186489/article/details/78581249" text:style-name="Internet_20_link" text:visited-style-name="Visited_20_Internet_20_Link">http://blog.csdn.net/qq_29186489/article/details/78581249</text:a></text:p>
      <text:p text:style-name="P1"/>
      <text:p text:style-name="P1">基本框架</text:p>
      <text:p text:style-name="P1"/>
      <text:p text:style-name="P2"># _*_ coding: utf-8 _*_</text:p>
      <text:p text:style-name="P2">from selenium import webdriver</text:p>
      <text:p text:style-name="P2">from selenium.webdriver.common.by import By</text:p>
      <text:p text:style-name="P2">from selenium.webdriver.common.keys import keys</text:p>
      <text:p text:style-name="P2">from selenium.webdriver.support import expected_conditions as EC</text:p>
      <text:p text:style-name="P2">from selenium.webdriver.support.wait import WebDriverWait</text:p>
      <text:p text:style-name="P2">import time</text:p>
      <text:p text:style-name="P2">browser = webdriver.chrome()</text:p>
      <text:p text:style-name="P2"><text:soft-page-break/>try:</text:p>
      <text:p text:style-name="P2"><text:tab/><text:tab/>browser.get(“<text:a xlink:type="simple" xlink:href="https://www.baidu.com/" text:style-name="Internet_20_link" text:visited-style-name="Visited_20_Internet_20_Link">https://www.baidu.com</text:a>”)</text:p>
      <text:p text:style-name="P2"><text:tab/><text:tab/>input = browser.find_element_by_id(“kw”)</text:p>
      <text:p text:style-name="P2"><text:tab/><text:tab/>input.send_keys(“python”)</text:p>
      <text:p text:style-name="P2"><text:tab/><text:tab/>input.send_keys(keys.ENTER)<text:tab/><text:tab/> <text:s text:c="13"/>wait.until(EC.presence_of_element_located((By.ID,”content_left”)))</text:p>
      <text:p text:style-name="P2"/>
      <text:p text:style-name="P2"><text:tab/><text:ta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20:26:35.877941955</meta:creation-date>
    <dc:date>2018-04-19T20:47:15.993217352</dc:date>
    <meta:editing-duration>PT9S</meta:editing-duration>
    <meta:editing-cycles>1</meta:editing-cycles>
    <meta:generator>LibreOffice/5.1.6.2$Linux_X86_64 LibreOffice_project/10m0$Build-2</meta:generator>
    <meta:document-statistic meta:table-count="0" meta:image-count="0" meta:object-count="0" meta:page-count="2" meta:paragraph-count="20" meta:word-count="236" meta:character-count="897" meta:non-whitespace-character-count="840"/>
  </office:meta>
</office:document-meta>
</file>